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5c11"/>
    </style:style>
    <style:style style:name="P2" style:family="paragraph" style:parent-style-name="Standard">
      <style:paragraph-properties fo:line-height="100%"/>
      <style:text-properties officeooo:paragraph-rsid="0006bf1c"/>
    </style:style>
    <style:style style:name="P3" style:family="paragraph" style:parent-style-name="Standard">
      <style:paragraph-properties fo:line-height="100%"/>
      <style:text-properties fo:font-weight="bold" officeooo:rsid="00095784" officeooo:paragraph-rsid="00095784" style:font-weight-asian="bold" style:font-weight-complex="bold"/>
    </style:style>
    <style:style style:name="P4" style:family="paragraph" style:parent-style-name="Standard">
      <style:paragraph-properties fo:line-height="100%"/>
      <style:text-properties fo:font-weight="bold" officeooo:rsid="000af2be" officeooo:paragraph-rsid="000c7939" style:font-weight-asian="bold" style:font-weight-complex="bold"/>
    </style:style>
    <style:style style:name="P5" style:family="paragraph" style:parent-style-name="Standard">
      <style:paragraph-properties fo:line-height="100%"/>
      <style:text-properties fo:font-size="14pt" fo:font-weight="bold" officeooo:rsid="00095784" officeooo:paragraph-rsid="000e1df1" style:font-weight-asian="bold" style:font-weight-complex="bold"/>
    </style:style>
    <style:style style:name="P6" style:family="paragraph" style:parent-style-name="Standard">
      <style:text-properties fo:font-size="20pt" fo:font-style="italic" fo:font-weight="bold" officeooo:paragraph-rsid="00035c11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20pt" fo:font-style="italic" fo:font-weight="bold" officeooo:rsid="000ea551" officeooo:paragraph-rsid="000ea55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00%"/>
      <style:text-properties officeooo:rsid="0008735e" officeooo:paragraph-rsid="0006bf1c"/>
    </style:style>
    <style:style style:name="P9" style:family="paragraph" style:parent-style-name="Standard">
      <style:text-properties officeooo:rsid="00095784" officeooo:paragraph-rsid="00095784"/>
    </style:style>
    <style:style style:name="P10" style:family="paragraph" style:parent-style-name="Standard">
      <style:paragraph-properties fo:line-height="100%"/>
      <style:text-properties fo:font-weight="normal" officeooo:rsid="00095784" officeooo:paragraph-rsid="00095784" style:font-weight-asian="normal" style:font-weight-complex="normal"/>
    </style:style>
    <style:style style:name="P11" style:family="paragraph" style:parent-style-name="Standard">
      <style:paragraph-properties fo:line-height="100%"/>
      <style:text-properties officeooo:rsid="000af2be" officeooo:paragraph-rsid="000c7939"/>
    </style:style>
    <style:style style:name="P12" style:family="paragraph" style:parent-style-name="Standard">
      <style:paragraph-properties fo:line-height="100%"/>
      <style:text-properties officeooo:rsid="000e4947" officeooo:paragraph-rsid="000e4947"/>
    </style:style>
    <style:style style:name="P13" style:family="paragraph" style:parent-style-name="Preformatted_20_Text">
      <style:paragraph-properties fo:line-height="100%"/>
      <style:text-properties fo:font-size="14pt" fo:font-weight="bold" officeooo:rsid="002b0ecd" officeooo:paragraph-rsid="002b0ecd" style:font-weight-asian="bold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Standard">
      <style:paragraph-properties fo:line-height="100%"/>
      <style:text-properties fo:font-size="14pt" fo:font-weight="bold" officeooo:rsid="000af2be" officeooo:paragraph-rsid="000af2be" style:font-weight-asian="bold" style:font-weight-complex="bold"/>
    </style:style>
    <style:style style:name="P16" style:family="paragraph" style:parent-style-name="Standard">
      <style:paragraph-properties fo:line-height="100%"/>
      <style:text-properties fo:font-size="14pt" fo:font-weight="bold" officeooo:rsid="00291a31" officeooo:paragraph-rsid="00291a31" style:font-weight-asian="bold" style:font-weight-complex="bold"/>
    </style:style>
    <style:style style:name="P17" style:family="paragraph" style:parent-style-name="Standard">
      <style:paragraph-properties fo:line-height="100%"/>
      <style:text-properties fo:font-size="14pt" fo:font-weight="bold" officeooo:rsid="002b0ecd" officeooo:paragraph-rsid="002b0ecd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normal" officeooo:rsid="000af2be" officeooo:paragraph-rsid="000af2be" style:font-weight-asian="normal" style:font-weight-complex="normal"/>
    </style:style>
    <style:style style:name="P19" style:family="paragraph" style:parent-style-name="Standard">
      <style:paragraph-properties fo:line-height="100%"/>
      <style:text-properties fo:font-weight="normal" officeooo:rsid="000af2be" officeooo:paragraph-rsid="000c7939" style:font-weight-asian="normal" style:font-weight-complex="normal"/>
    </style:style>
    <style:style style:name="P20" style:family="paragraph" style:parent-style-name="Standard">
      <style:paragraph-properties fo:line-height="100%"/>
      <style:text-properties fo:font-weight="normal" officeooo:rsid="000c7939" officeooo:paragraph-rsid="000c7939" style:font-weight-asian="normal" style:font-weight-complex="normal"/>
    </style:style>
    <style:style style:name="P21" style:family="paragraph" style:parent-style-name="Standard">
      <style:paragraph-properties fo:line-height="100%"/>
      <style:text-properties fo:font-weight="normal" officeooo:rsid="000e4947" officeooo:paragraph-rsid="000e4947" style:font-weight-asian="normal" style:font-weight-complex="normal"/>
    </style:style>
    <style:style style:name="P22" style:family="paragraph" style:parent-style-name="Standard">
      <style:paragraph-properties fo:line-height="100%"/>
      <style:text-properties fo:font-weight="normal" officeooo:rsid="000eebc3" officeooo:paragraph-rsid="000eebc3" style:font-weight-asian="normal" style:font-weight-complex="normal"/>
    </style:style>
    <style:style style:name="P23" style:family="paragraph" style:parent-style-name="Standard">
      <style:paragraph-properties fo:line-height="100%"/>
      <style:text-properties fo:font-weight="normal" officeooo:rsid="0017802e" officeooo:paragraph-rsid="0017802e" style:font-weight-asian="normal" style:font-weight-complex="normal"/>
    </style:style>
    <style:style style:name="P24" style:family="paragraph" style:parent-style-name="Standard">
      <style:paragraph-properties fo:line-height="100%"/>
      <style:text-properties fo:font-weight="normal" officeooo:rsid="001bbbcd" officeooo:paragraph-rsid="002618b0" style:font-weight-asian="normal" style:font-weight-complex="normal"/>
    </style:style>
    <style:style style:name="P25" style:family="paragraph" style:parent-style-name="Standard">
      <style:paragraph-properties fo:line-height="100%"/>
      <style:text-properties officeooo:rsid="000e4947" officeooo:paragraph-rsid="000eebc3"/>
    </style:style>
    <style:style style:name="P26" style:family="paragraph" style:parent-style-name="Standard">
      <style:paragraph-properties fo:line-height="100%"/>
      <style:text-properties fo:font-size="20pt" fo:font-style="italic" fo:font-weight="bold" officeooo:rsid="000ea551" officeooo:paragraph-rsid="001226b9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line-height="100%"/>
      <style:text-properties fo:font-size="16pt" fo:font-style="normal" fo:font-weight="normal" officeooo:rsid="00135b56" officeooo:paragraph-rsid="00135b5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00%"/>
      <style:text-properties fo:font-size="16pt" fo:font-style="normal" fo:font-weight="normal" officeooo:rsid="0019e4d9" officeooo:paragraph-rsid="0019e4d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00%"/>
      <style:text-properties fo:font-size="16pt" fo:font-style="normal" fo:font-weight="normal" officeooo:rsid="0019e4d9" officeooo:paragraph-rsid="001d605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00%"/>
      <style:text-properties fo:font-size="16pt" fo:font-weight="bold" officeooo:rsid="0017802e" officeooo:paragraph-rsid="0017802e" style:font-weight-asian="bold" style:font-weight-complex="bold"/>
    </style:style>
    <style:style style:name="P31" style:family="paragraph" style:parent-style-name="Standard">
      <style:paragraph-properties fo:line-height="100%"/>
      <style:text-properties officeooo:rsid="00095784" officeooo:paragraph-rsid="00095784"/>
    </style:style>
    <style:style style:name="P32" style:family="paragraph" style:parent-style-name="Standard">
      <style:paragraph-properties fo:line-height="100%"/>
      <style:text-properties officeooo:rsid="001fc286" officeooo:paragraph-rsid="001fc286"/>
    </style:style>
    <style:style style:name="P33" style:family="paragraph" style:parent-style-name="Standard">
      <style:paragraph-properties fo:line-height="100%"/>
      <style:text-properties officeooo:rsid="001ff9d0" officeooo:paragraph-rsid="001ff9d0"/>
    </style:style>
    <style:style style:name="P34" style:family="paragraph" style:parent-style-name="Standard">
      <style:paragraph-properties fo:line-height="100%"/>
      <style:text-properties officeooo:rsid="0026bb7f" officeooo:paragraph-rsid="0026bb7f"/>
    </style:style>
    <style:style style:name="P35" style:family="paragraph" style:parent-style-name="Standard">
      <style:paragraph-properties fo:line-height="100%"/>
      <style:text-properties fo:font-size="12pt" fo:font-weight="bold" officeooo:rsid="00095784" officeooo:paragraph-rsid="000e1df1" style:font-weight-asian="bold" style:font-weight-complex="bold"/>
    </style:style>
    <style:style style:name="P36" style:family="paragraph" style:parent-style-name="Standard">
      <style:paragraph-properties fo:line-height="100%"/>
      <style:text-properties fo:font-size="12pt" fo:font-weight="bold" officeooo:rsid="00285000" officeooo:paragraph-rsid="00285000" style:font-weight-asian="bold" style:font-weight-complex="bold"/>
    </style:style>
    <style:style style:name="P37" style:family="paragraph" style:parent-style-name="Standard">
      <style:paragraph-properties fo:line-height="100%"/>
      <style:text-properties officeooo:rsid="00291a31" officeooo:paragraph-rsid="00291a31"/>
    </style:style>
    <style:style style:name="T1" style:family="text">
      <style:text-properties officeooo:rsid="00035c11"/>
    </style:style>
    <style:style style:name="T2" style:family="text">
      <style:text-properties fo:font-size="16pt" fo:text-shadow="none" fo:font-weight="bold" officeooo:rsid="0006734b" style:font-weight-asian="bold" style:font-weight-complex="bold"/>
    </style:style>
    <style:style style:name="T3" style:family="text">
      <style:text-properties fo:font-size="16pt" fo:text-shadow="none" fo:font-weight="bold" officeooo:rsid="0006bf1c" style:font-weight-asian="bold" style:font-weight-complex="bold"/>
    </style:style>
    <style:style style:name="T4" style:family="text">
      <style:text-properties fo:font-size="16pt" fo:text-shadow="none" fo:font-weight="bold" officeooo:rsid="000957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7939" style:font-weight-asian="normal" style:font-weight-complex="normal"/>
    </style:style>
    <style:style style:name="T7" style:family="text">
      <style:text-properties fo:font-weight="normal" officeooo:rsid="000eebc3" style:font-weight-asian="normal" style:font-weight-complex="normal"/>
    </style:style>
    <style:style style:name="T8" style:family="text">
      <style:text-properties fo:font-weight="normal" officeooo:rsid="00235e39" style:font-weight-asian="normal" style:font-weight-complex="normal"/>
    </style:style>
    <style:style style:name="T9" style:family="text">
      <style:text-properties fo:font-weight="normal" officeooo:rsid="0026dc82" style:font-weight-asian="normal" style:font-weight-complex="normal"/>
    </style:style>
    <style:style style:name="T10" style:family="text">
      <style:text-properties officeooo:rsid="000c7939"/>
    </style:style>
    <style:style style:name="T11" style:family="text">
      <style:text-properties officeooo:rsid="000eebc3"/>
    </style:style>
    <style:style style:name="T12" style:family="text">
      <style:text-properties officeooo:rsid="001226b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35b56"/>
    </style:style>
    <style:style style:name="T15" style:family="text">
      <style:text-properties fo:font-size="14pt" fo:font-weight="bold" style:font-weight-asian="bold" style:font-weight-complex="bold"/>
    </style:style>
    <style:style style:name="T16" style:family="text">
      <style:text-properties fo:font-size="14pt" fo:font-weight="bold" style:font-size-asian="10pt" style:font-weight-asian="bold" style:font-size-complex="10pt" style:font-weight-complex="bold"/>
    </style:style>
    <style:style style:name="T17" style:family="text">
      <style:text-properties officeooo:rsid="0015a7da"/>
    </style:style>
    <style:style style:name="T18" style:family="text">
      <style:text-properties officeooo:rsid="0016ee89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bold" officeooo:rsid="000eebc3" style:font-weight-asian="bold" style:font-weight-complex="bold"/>
    </style:style>
    <style:style style:name="T21" style:family="text">
      <style:text-properties officeooo:rsid="00193ebd"/>
    </style:style>
    <style:style style:name="T22" style:family="text">
      <style:text-properties officeooo:rsid="001bdde2"/>
    </style:style>
    <style:style style:name="T23" style:family="text">
      <style:text-properties officeooo:rsid="002550fc"/>
    </style:style>
    <style:style style:name="T24" style:family="text">
      <style:text-properties officeooo:rsid="002618b0"/>
    </style:style>
    <style:style style:name="T25" style:family="text">
      <style:text-properties officeooo:rsid="00285000"/>
    </style:style>
    <style:style style:name="T26" style:family="text">
      <style:text-properties fo:font-size="12pt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DOCUMENTATION <text:s/>DU PROJET</text:span></text:p>
      <text:p text:style-name="P6"/>
      <text:p text:style-name="P7">PARTIE1 </text:p>
      <text:p text:style-name="P1"/>
      <text:p text:style-name="P9">Dans le cadre de notre formation à la Sonatel Academy , il nous a été demander de mettre en place un projet de la gestion de suivi des apprenants au sein de l ‘établissement avec un cahier de charge quel se trouve dans le dépôt github ci -aprés :</text:p>
      <text:p text:style-name="P31"><text:span text:style-name="T1"><text:s/></text:span><text:a xlink:type="simple" xlink:href="https://github.com/sakhir/PFR_SAKHIR_BACK/tree/master" text:style-name="Internet_20_link" text:visited-style-name="Visited_20_Internet_20_Link"><text:span text:style-name="T1">https://github.com/sakhir/PFR_SAKHIR_BACK/tree/master</text:span></text:a></text:p>
      <text:p text:style-name="P31"/>
      <text:p text:style-name="P29">ou bien se placer dans un repertoire en initialisant un repository git avec les <text:s/>commandes suivantes  :</text:p>
      <text:p text:style-name="P29">A) git init</text:p>
      <text:p text:style-name="P29">B) git remote add <text:span text:style-name="T23">origin</text:span> https://github.com/sakhir/PFR_SAKHIR_BACK.git</text:p>
      <text:p text:style-name="P29"/>
      <text:p text:style-name="P29">C) git clone </text:p>
      <text:p text:style-name="P1"/>
      <text:p text:style-name="P1"/>
      <text:p text:style-name="P2"><text:span text:style-name="T3">1) </text:span><text:span text:style-name="T2">Nous allons dans un premier <text:s/>temps <text:s/>télécharger le projet <text:s/>symfony (back ) qui se trouve dans <text:s/>le repository ci-</text:span><text:span text:style-name="T4">dessous </text:span><text:span text:style-name="T2"> </text:span><text:span text:style-name="T1">: </text:span><text:span text:style-name="T11">et il y’a la base données(un fichier avec le nom filrouges.sql ) </text:span></text:p>
      <text:p text:style-name="P8"/>
      <text:p text:style-name="P3"/>
      <text:p text:style-name="P3"/>
      <text:p text:style-name="P5">2) Après avoir téléchargé le <text:s/>projet il <text:s/>faut <text:s/>se positionner sur le repertoire dans lequel il y’a le fichier <text:s/>composer.json et <text:s/>taper la commande :</text:p>
      <text:p text:style-name="P5"/>
      <text:p text:style-name="P35">composer <text:span text:style-name="T17">install</text:span></text:p>
      <text:p text:style-name="P35"><text:s/><text:span text:style-name="T25">et apres taper la commande </text:span></text:p>
      <text:p text:style-name="P36">composer update </text:p>
      <text:p text:style-name="P3"/>
      <text:p text:style-name="P10">La commande composer update permet de gérer les dépendances de notre projet </text:p>
      <text:p text:style-name="P10"/>
      <text:p text:style-name="P15">3) L’étape suivante consisterait <text:s/>à créer la base de données et d’y mettre des données (fake)</text:p>
      <text:p text:style-name="P18"/>
      <text:p text:style-name="P11"><text:span text:style-name="T5">pour cela on a crée un script qui permet de faire tout ceci en un coup c’est a dire une suite de commande que l’on peut exécuter <text:s/>en un seul coup <text:s/>et c’ est </text:span><text:span text:style-name="T6">la </text:span><text:span text:style-name="T5">commande suivante :</text:span></text:p>
      <text:p text:style-name="P19"/>
      <text:p text:style-name="P4">composer <text:span text:style-name="T10">prepar</text:span></text:p>
      <text:p text:style-name="P20"/>
      <text:p text:style-name="P12"><text:span text:style-name="T7">après</text:span><text:span text:style-name="T5"> cette commmance normalement il devrait avoir <text:s/>des table:s et données dans la base nommé e : filrouges </text:span></text:p>
      <text:p text:style-name="P21"/>
      <text:p text:style-name="P25"><text:span text:style-name="T5">* </text:span><text:span text:style-name="T7">vous pouvez néanmoins prendre le fichier <text:s/>filrouges.sql qui <text:s/>vous avez téléchargé en clonant le le projet symfony <text:s/>back et l exporter (utiliser phpmyadmin si possible )</text:span></text:p>
      <text:p text:style-name="P25"><text:soft-page-break/><text:span text:style-name="T7"/></text:p>
      <text:p text:style-name="P32"><text:span text:style-name="T20">4</text:span><text:span text:style-name="T19">) lancer le serveur <text:s text:c="2"/>avec la commande </text:span><text:span text:style-name="T5">: <text:s/></text:span><text:span text:style-name="T15">symfony <text:s/>serve <text:s/>-d ou symfony server:start </text:span></text:p>
      <text:p text:style-name="P25"><text:span text:style-name="T7"/></text:p>
      <text:p text:style-name="P33"><text:span text:style-name="T7">A</text:span><text:span text:style-name="T5">ssurer vous que le serveur soit bien démarré</text:span></text:p>
      <text:p text:style-name="P33"><text:span text:style-name="T5"/></text:p>
      <text:p text:style-name="P33"><text:span text:style-name="T5">Et pour terminer assurez vous d'être sure d'avoir: "127.0.0.1:8000"</text:span></text:p>
      <text:p text:style-name="P33"><text:span text:style-name="T5">qui represente le localhost "127.0.0.1" et le port "8000".</text:span></text:p>
      <text:p text:style-name="P33"><text:span text:style-name="T5"><text:s text:c="2"/></text:span></text:p>
      <text:p text:style-name="P33"><text:span text:style-name="T5">Si tel n'est pas le cas, </text:span></text:p>
      <text:p text:style-name="P33"><text:span text:style-name="T5">- Allez dans le fichier: "src/environments/environment.ts"</text:span></text:p>
      <text:p text:style-name="P33"><text:span text:style-name="T5">- Changez le port en fonction de la votre au niveau de "api_url" <text:s/></text:span><text:span text:style-name="T8">(coté front )</text:span></text:p>
      <text:p text:style-name="P25"><text:span text:style-name="T7"/></text:p>
      <text:p text:style-name="P25"><text:span text:style-name="T7"/></text:p>
      <text:p text:style-name="P34"><text:span text:style-name="T7">N</text:span><text:span text:style-name="T5">B apres avoir executer la commande composer prepar ceci va mettre de fausses données dans la base et vous pouvez prendre un admin (email) <text:s/>, un cm</text:span><text:span text:style-name="T9">(email)</text:span><text:span text:style-name="T5"> ou un formateur</text:span><text:span text:style-name="T9">(email)</text:span><text:span text:style-name="T5"> <text:s/>avec comme mot de pass « passer » </text:span></text:p>
      <text:p text:style-name="P25"><text:span text:style-name="T7"/></text:p>
      <text:p text:style-name="P25"><text:span text:style-name="T7"/></text:p>
      <text:p text:style-name="P37"><text:span text:style-name="T7">5</text:span><text:span text:style-name="T5">)</text:span><text:span text:style-name="T15"> Ouvrir le fichier .env dans la section ###&gt; lexik/jwt-authentication-bundle ###</text:span></text:p>
      <text:p text:style-name="P16">prendre la valeur de PASSPHRASE <text:s/></text:p>
      <text:p text:style-name="P17">ensuite il faut créer un dossier jwt dans <text:s/>config en tapant la commande:mkdir config/jwt</text:p>
      <text:p text:style-name="P17"/>
      <text:p text:style-name="P17">l étape suivant est de taper les commandes ci apres :</text:p>
      <text:p text:style-name="P13"><text:span text:style-name="Source_20_Text">openssl genrsa -out config/jwt/private.pem -aes256 4096</text:span></text:p>
      <text:p text:style-name="P13"><text:span text:style-name="Source_20_Text"/></text:p>
      <text:p text:style-name="P13"><text:span text:style-name="Source_20_Text"/></text:p>
      <text:p text:style-name="P14"><text:span text:style-name="Source_20_Text"><text:span text:style-name="T16">openssl rsa -pubout -in config/jwt/private.pem -out config/jwt/public.pem</text:span></text:span></text:p>
      <text:p text:style-name="P17"><text:s/>la deuxieme commande nous demandera un <text:s/>mot de pass et il faut donner la valuer de PASSPHRASE dans le fichier .env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6"><text:span text:style-name="T11">PARTIE</text:span><text:span text:style-name="T12">2 </text:span><text:span text:style-name="T11"><text:s/></text:span><text:span text:style-name="T14">front (Angular)</text:span></text:p>
      <text:p text:style-name="P26"/>
      <text:p text:style-name="P27"><text:span text:style-name="T13">1)</text:span><text:span text:style-name="T19"> télécharger la le projet Angular(front) dans le repository ci apres</text:span></text:p>
      <text:p text:style-name="P27"><text:s/><text:a xlink:type="simple" xlink:href="https://github.com/sakhir/PFR_SAKHIR_FRONT" text:style-name="Internet_20_link" text:visited-style-name="Visited_20_Internet_20_Link">https://github.com/sakhir/PFR_SAKHIR_FRONT</text:a></text:p>
      <text:p text:style-name="P27"/>
      <text:p text:style-name="P28"><text:soft-page-break/>ou bien se placer dans un repertoire en initialisant un repository git avec les <text:s/>commandes suivantes  :</text:p>
      <text:p text:style-name="P28">A) git init</text:p>
      <text:p text:style-name="P28">B) git remote add <text:span text:style-name="T23">origin</text:span> <text:a xlink:type="simple" xlink:href="https://github.com/sakhir/PFR_SAKHIR_FRONT.git" text:style-name="Internet_20_link" text:visited-style-name="Visited_20_Internet_20_Link">https://github.com/sakhir/PFR_SAKHIR_FRONT.git</text:a></text:p>
      <text:p text:style-name="P28"/>
      <text:p text:style-name="P28">C) git clone </text:p>
      <text:p text:style-name="P27"/>
      <text:p text:style-name="P27"><text:s/><text:span text:style-name="T18">et dans ce meme ripository il y’a la base de données de l’application </text:span></text:p>
      <text:p text:style-name="P22"/>
      <text:p text:style-name="P30">2) Installer les d<text:span text:style-name="T21">é</text:span>pendances du projet en tapant la commande ci-apres :</text:p>
      <text:p text:style-name="P23">npm install </text:p>
      <text:p text:style-name="P23"/>
      <text:p text:style-name="P24">3) L troisieme etape serait de lancer l’application <text:span text:style-name="T22">en tapant la commande : </text:span>ng serve <text:s/>--<text:span text:style-name="T24">open</text:span></text:p>
      <text:p text:style-name="P24"/>
      <text:p text:style-name="P24"><text:span text:style-name="T24">l’option -open <text:s/>c’est pour ouvrir la page d’accueil <text:s text:c="2"/>juste apres avoir demaré le serveur </text:span><text:s/></text:p>
      <text:p text:style-name="P22"/>
      <text:p text:style-name="P22"><text:s/></text:p>
      <text:p text:style-name="P2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4:48:38.806920454</meta:creation-date>
    <dc:date>2021-02-17T01:04:49.793161863</dc:date>
    <meta:editing-duration>PT8H31M15S</meta:editing-duration>
    <meta:editing-cycles>32</meta:editing-cycles>
    <meta:generator>LibreOffice/6.4.6.2$Linux_X86_64 LibreOffice_project/40$Build-2</meta:generator>
    <meta:document-statistic meta:table-count="0" meta:image-count="0" meta:object-count="0" meta:page-count="3" meta:paragraph-count="48" meta:word-count="546" meta:character-count="3375" meta:non-whitespace-character-count="2813"/>
  </office:meta>
</office:document-meta>
</file>